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seph Andrade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funeral address/</text:p>
      <text:p text:style-name="P3">My friends! <text:span text:style-name="T2">Four</text:span><text:span text:style-name="T3"> Three score years and ten, is the time/ allotted to man in this transitory life. <text:s/>Happy will/ he be, in the life of eternity, whose deeds upon/ earth were prompted by righteous motives. <text:s/>For, that/ constitutes what is mainly required at our hands./ <text:s/>Our judgments are fallible. <text:s/>We often form/ erroneous conceptions; but if at the tribunal of/ the Most High, our actions can testify to </text:span><text:span text:style-name="T2">the</text:span><text:span text:style-name="T3"> our/ honesty of purpose, we shall, under Providence, be/ saved. <text:s/>It is when a wilfully[sic!] perverted mind/ incites to iniquity, when our reasoning faculties/ minister to lust and avarice, that every day added/ to our existence here below, is a curse ready to/ be hurled against our soul, when summoned above./ <text:s/>Verily I say unto you, an abortion is better than/ he who did so long misapply the gifts of nature/ and of God. <text:s/>Now, my dear hearers!/ <text:s/>Did I believe that Joseph Andrade reached an/ advanced </text:span><text:span text:style-name="T2">old</text:span><text:span text:style-name="T3"> age for his spiritual unhappiness,/ I would keep perfectly silent. <text:s/>For, how should/ I, a perishable and corruptible creature, dare to/</text:span></text:p>
      <text:p text:style-name="P3"><text:span text:style-name="T3"/></text:p>
      <text:p text:style-name="P3"><text:span text:style-name="T3">[Page 2]</text:span></text:p>
      <text:p text:style-name="P3"><text:span text:style-name="T3">pronounce my brother's doom? <text:s/>No, let no mortal/ being arrogate to himself a power which belongs solely/ to the immortal God. <text:s/>But I speak, because I/ </text:span><text:span text:style-name="T2">believe</text:span><text:span text:style-name="T3"> conceive, that what seems irreconcilable with propriety/ in the life of our deceased coreligionist, is capable,/ </text:span><text:span text:style-name="T2">if correct,</text:span><text:span text:style-name="T3"> of an interpretation which, if it be correct, would reflect on credit</text:span><text:span text:style-name="T2">able</text:span><text:span text:style-name="T3"> to his character, and/ prove beneficial to his soul. <text:s/>Born of a pious/ father, who </text:span><text:span text:style-name="T2">occupied the</text:span><text:span text:style-name="T3"> exercised Rabbinical </text:span><text:span text:style-name="T2">chair on an</text:span><text:span text:style-name="T3"> functions,/ </text:span><text:span text:style-name="T2">ancient congregation,</text:span><text:span text:style-name="T3"> our fellow-believer learnt from/ his earliest childhood that among the virtues, whose </text:span><text:soft-page-break/><text:span text:style-name="T3">practice/ is recommended by the Jewish religion, charity ranks fore-/-most. <text:s/>And to the performance of that virtue,/ I imagine he </text:span><text:span text:style-name="T2">may have</text:span><text:span text:style-name="T3"> bent his whole mind. <text:s/>For it he advi-/-sedly underwent numerous privations; for it he uniform-/-ly followed a line of conduct, which the world must/ needs have censured, because, to all appearances, parsi-/-monious in the extreme. <text:s/>That he might have/ combined with charity, the comforts of home; the delights/ of family ties, is undoubtedly true; but </text:span><text:span text:style-name="T2">I imagine that</text:span><text:span text:style-name="T3">/ the precept of our religion, to which he had become a/ votary, controlled all his deeds, and led him to deny/ himself what he should have endeavoured to enjoy/</text:span></text:p>
      <text:p text:style-name="P3"><text:span text:style-name="T3"/></text:p>
      <text:p text:style-name="P3"><text:span text:style-name="T3">[Page 3]</text:span></text:p>
      <text:p text:style-name="P3"><text:span text:style-name="T3">and share with others. <text:s/>I will not believe that/ [?] impelled him so to act. <text:s/>He who on one/ occasion, refused a munificent bequest, lest it </text:span><text:span text:style-name="T2">should</text:span><text:span text:style-name="T3">/ e said that he had grown opulent through another man's/ exertions, could not possibly be influenced by that baleful vice./ <text:s/>I will rather ascribe his peculiar demeanour, to the pos-/-session of a noble, though eccentric virtue./</text:span></text:p>
      <text:p text:style-name="P3"><text:span text:style-name="T3">Some of his charitable deeds were </text:span><text:span text:style-name="T2">judiciously bestowed</text:span><text:span text:style-name="T3"> publicly known &amp; extolled, while/ he lived, but he probably intended his last will, as/ a manifestation of the principle that had guided him/ through life. <text:s/>Friends of Joseph An-/-drade! <text:s/>In the name of suffering humanity; in the/ name of orphans and widows, in the name of the needy/ and the sick, for the sake of those who lack instruction/ in religion and in morals; for the sake of the thousands/ to whom his acquired wealth might have proved a bles-/-sing, I now beseech you. <text:s/>Exercise your influence with/ the heirs of the deceased, that his righteous intentions/ may not be frustrated. <text:s/>Describe to them the cha-/-racter of the institutions, which the Hebrews of Philadel-/-phia support. <text:s/>Tell them that their relative, who/ unhappily, through some inexplicable motive, died intestate,/</text:span></text:p>
      <text:p text:style-name="P3"><text:span text:style-name="T3"/></text:p>
      <text:p text:style-name="P3"><text:span text:style-name="T3">[Page 4]</text:span></text:p>
      <text:p text:style-name="P3"><text:span text:style-name="T3">had already shown himself a patron of some of them,/ and had promised his favor to others. <text:s/>Say to them,/ that the ancient Congregation, in whose burial-ground/ his mortal remains are deposited, had hopefully looked/ to him for a recognition of its claims upon all the/ faithful. <text:s/>Oh! </text:span><text:span text:style-name="T2">strive</text:span><text:span text:style-name="T3"> endeavour with all the earnestness of/ your souls that the hapless and the necessitous/ </text:span><text:span text:style-name="T2">mid</text:span><text:span text:style-name="T3"> in the community where Joseph Andrade spent/ the best part of his existence, and where he gathered/ riches, may have occasion to revere his memory as that of their benefactor./ <text:s/>Could the lips now sealed in death, </text:span><text:span text:style-name="T2">speak</text:span><text:span text:style-name="T3"> open, you/ would see them move to join in my ardent entreaty./ <text:s/>Respected friends! <text:s/>You may yet, plead successfully for/ the cause of charity. <text:s/>You may yet do justice to/ the poor of our city, &amp; thus gain the gratitude of generations/ yet unborn; a lasting reward from our Universal/ Father, and obtain likewise the approval of the/ now sainted man, the aim of whose life, you will/ have been instrumental to carry into action. <text:s/>Strive,/ my friends, strive with all might, and the blessing of the/ Lord will attend your exertions./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26:21.75</meta:creation-date>
    <meta:document-statistic meta:table-count="0" meta:image-count="0" meta:object-count="0" meta:page-count="3" meta:paragraph-count="70" meta:word-count="947" meta:character-count="6000"/>
    <dc:date>2012-10-24T14:47:25.96</dc:date>
    <meta:editing-duration>PT3M23S</meta:editing-duration>
    <meta:editing-cycles>1</meta:editing-cycles>
    <meta:generator>OpenOffice.org/3.4.1$Win32 OpenOffice.org_project/341m1$Build-9593</meta:generator>
  </office:meta>
</office:document-meta>
</file>